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40000084ECD42224A.png" manifest:media-type="image/png"/>
  <manifest:file-entry manifest:full-path="Pictures/10000201000006EA00000093C09E4C10.png" manifest:media-type="image/png"/>
  <manifest:file-entry manifest:full-path="Pictures/100002010000022E000002A8A2CF3E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6cm" svg:height="8.044cm" svg:x="13.4cm" svg:y="4.1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13.4cm" svg:y="12.2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6.3cm" svg:y="12.2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13.4cm" svg:y="20.4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6.4cm" svg:y="20.4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6.4cm" svg:y="4.1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14.985cm" svg:height="1.243cm" svg:x="2.815cm" svg:y="1.957cm">
          <draw:image xlink:href="Pictures/10000201000006EA00000093C09E4C10.png" xlink:type="simple" xlink:show="embed" xlink:actuate="onLoad">
            <text:p/>
          </draw:image>
        </draw:frame>
        <draw:frame draw:style-name="gr1" draw:text-style-name="P1" draw:layer="layout" svg:width="4.891cm" svg:height="23.858cm" svg:x="1.109cm" svg:y="4.342cm">
          <draw:image xlink:href="Pictures/10000201000001B40000084ECD42224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9:00:37.735327541</meta:creation-date>
    <dc:date>2014-07-07T19:13:29.664533867</dc:date>
    <meta:editing-duration>P0D</meta:editing-duration>
    <meta:editing-cycles>2</meta:editing-cycles>
    <meta:generator>LibreOffice/4.2.4.2$Linux_X86_64 LibreOffice_project/420m0$Build-2</meta:generator>
    <meta:document-statistic meta:object-count="8"/>
  </office:meta>
</office:document-meta>
</file>